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3.03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44cc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99ff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e3517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3366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2" table:number-rows-spanned="2">
            <text:p><text:a xlink:href="https://monopoly.fandom.com/wiki/Free_Parking">ee Parking</text:a></text:p>
          </table:table-cell>
          <table:covered-table-cell/>
          <table:table-cell table:style-name="ce1" office:value-type="string">
            <text:p><text:a xlink:href="https://monopoly.fandom.com/wiki/The_Strand">Strand</text:a> (£220)</text:p>
          </table:table-cell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1" office:value-type="string">
            <text:p><text:a xlink:href="https://monopoly.fandom.com/wiki/Fleet_Street">Fleet Street</text:a> (£220)</text:p>
          </table:table-cell>
          <table:table-cell table:style-name="ce1" office:value-type="string">
            <text:p><text:a xlink:href="https://monopoly.fandom.com/wiki/Trafalgar_Square">Trafalgar Square</text:a> (£240)</text:p>
          </table:table-cell>
          <table:table-cell table:style-name="ce1" office:value-type="string" table:number-columns-spanned="1" table:number-rows-spanned="2">
            <text:p><text:a xlink:href="https://monopoly.fandom.com/wiki/Fenchurch_St_Station">Fenchurch St Station</text:a> (£200)</text:p>
          </table:table-cell>
          <table:table-cell table:style-name="ce1" office:value-type="string">
            <text:p><text:a xlink:href="https://monopoly.fandom.com/wiki/Leicester_Square">Leicester Square</text:a> (£260)</text:p>
          </table:table-cell>
          <table:table-cell table:style-name="ce1" office:value-type="string">
            <text:p><text:a xlink:href="https://monopoly.fandom.com/wiki/Coventry_Street">Coventry Street</text:a> (£260)</text:p>
          </table:table-cell>
          <table:table-cell table:style-name="ce1" office:value-type="string" table:number-columns-spanned="1" table:number-rows-spanned="2">
            <text:p><text:a xlink:href="https://monopoly.fandom.com/wiki/Water_Works">Water Works</text:a> (£150)</text:p>
          </table:table-cell>
          <table:table-cell table:style-name="ce1" office:value-type="string">
            <text:p><text:a xlink:href="https://monopoly.fandom.com/wiki/Piccadilly">Piccadilly</text:a> (£280)</text:p>
          </table:table-cell>
          <table:table-cell table:style-name="ce1" office:value-type="string" table:number-columns-spanned="2" table:number-rows-spanned="2">
            <text:p>Go to Jail</text:p>
          </table:table-cell>
          <table:covered-table-cell/>
          <table:table-cell table:number-columns-repeated="4"/>
        </table:table-row>
        <table:table-row table:style-name="ro2">
          <table:covered-table-cell table:number-columns-repeated="2"/>
          <table:table-cell table:style-name="ce5" office:value-type="string">
            <text:p/>
          </table:table-cell>
          <table:covered-table-cell/>
          <table:table-cell table:style-name="ce5" office:value-type="string">
            <text:p/>
          </table:table-cell>
          <table:table-cell table:style-name="ce5" office:value-type="string">
            <text:p/>
          </table:table-cell>
          <table:covered-table-cell/>
          <table:table-cell table:style-name="ce8" office:value-type="string">
            <text:p/>
          </table:table-cell>
          <table:table-cell table:style-name="ce8" office:value-type="string">
            <text:p/>
          </table:table-cell>
          <table:covered-table-cell/>
          <table:table-cell table:style-name="ce8" office:value-type="string">
            <text:p/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Vine_Street">Vine Street</text:a></text:p>
            <text:p>(£200)</text:p>
          </table:table-cell>
          <table:table-cell table:style-name="ce3"/>
          <table:table-cell table:style-name="ce6" office:value-type="string" table:number-columns-spanned="9" table:number-rows-spanned="9">
            <text:p>Monopoly</text:p>
          </table:table-cell>
          <table:covered-table-cell table:number-columns-repeated="8"/>
          <table:table-cell table:style-name="ce10" office:value-type="string">
            <text:p/>
          </table:table-cell>
          <table:table-cell table:style-name="ce1" office:value-type="string">
            <text:p><text:a xlink:href="https://monopoly.fandom.com/wiki/Regent_Street">Regent Street</text:a></text:p>
            <text:p>(£300)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Marlborough_Street">Marlborough Street</text:a></text:p>
            <text:p>(£180)</text:p>
          </table:table-cell>
          <table:table-cell table:style-name="ce3" office:value-type="string">
            <text:p/>
          </table:table-cell>
          <table:covered-table-cell table:number-columns-repeated="9"/>
          <table:table-cell table:style-name="ce10" office:value-type="string">
            <text:p/>
          </table:table-cell>
          <table:table-cell table:style-name="ce1" office:value-type="string">
            <text:p><text:a xlink:href="https://monopoly.fandom.com/wiki/Oxford_Street">Oxford Street</text:a></text:p>
            <text:p>(£300)</text:p>
          </table:table-cell>
          <table:table-cell table:number-columns-repeated="4"/>
        </table:table-row>
        <table:table-row table:style-name="ro2"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Bow_Street">Bow Street</text:a></text:p>
            <text:p>(£180)</text:p>
          </table:table-cell>
          <table:table-cell table:style-name="ce3" office:value-type="string">
            <text:p/>
          </table:table-cell>
          <table:covered-table-cell table:number-columns-repeated="9"/>
          <table:table-cell table:style-name="ce10" office:value-type="string">
            <text:p/>
          </table:table-cell>
          <table:table-cell table:style-name="ce1" office:value-type="string">
            <text:p><text:a xlink:href="https://monopoly.fandom.com/wiki/Bond_Street">Bond Street</text:a></text:p>
            <text:p>(£32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Marylebone_Station">Marylebone Station</text:a> (£200)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Liverpool_Street_Station">Liverpool Street Station</text:a> (£200)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Northumberland_Avenue">Northumberland Avenue</text:a></text:p>
            <text:p>(£160)</text:p>
          </table:table-cell>
          <table:table-cell table:style-name="ce4" office:value-type="string">
            <text:p/>
          </table:table-cell>
          <table:covered-table-cell table:number-columns-repeated="9"/>
          <table:table-cell table:style-name="ce1" office:value-type="string" table:number-columns-spanned="2" table:number-rows-spanned="1">
            <text:p><text:a xlink:href="https://monopoly.fandom.com/wiki/Chance">Chance</text:a>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Whitehall">Whitehall</text:a></text:p>
            <text:p>(£140)</text:p>
          </table:table-cell>
          <table:table-cell table:style-name="ce4" office:value-type="string">
            <text:p/>
          </table:table-cell>
          <table:covered-table-cell table:number-columns-repeated="9"/>
          <table:table-cell table:style-name="ce11" office:value-type="string">
            <text:p/>
          </table:table-cell>
          <table:table-cell table:style-name="ce1" office:value-type="string">
            <text:p><text:a xlink:href="https://monopoly.fandom.com/wiki/Park_Lane">Park Lane</text:a></text:p>
            <text:p>(£35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Electric_Company">Electric Company</text:a></text:p>
            <text:p>(£150)</text:p>
          </table:table-cell>
          <table:covered-table-cell table:number-columns-repeated="10"/>
          <table:table-cell table:style-name="ce1" office:value-type="string" table:number-columns-spanned="2" table:number-rows-spanned="1">
            <text:p>Super Tax</text:p>
            <text:p>(Pay £100)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Pall_Mall">Pall Mall</text:a></text:p>
            <text:p>(£140)</text:p>
          </table:table-cell>
          <table:table-cell table:style-name="ce4" office:value-type="string">
            <text:p/>
          </table:table-cell>
          <table:covered-table-cell table:number-columns-repeated="9"/>
          <table:table-cell table:style-name="ce11" office:value-type="string">
            <text:p/>
          </table:table-cell>
          <table:table-cell table:style-name="ce1" office:value-type="string">
            <text:p><text:a xlink:href="https://monopoly.fandom.com/wiki/Mayfair">Mayfair</text:a></text:p>
            <text:p>(£400)</text:p>
          </table:table-cell>
          <table:table-cell table:number-columns-repeated="4"/>
        </table:table-row>
        <table:table-row table:style-name="ro2">
          <table:table-cell table:style-name="ce1" office:value-type="string" table:number-columns-spanned="2" table:number-rows-spanned="2">
            <text:p>Jail</text:p>
          </table:table-cell>
          <table:covered-table-cell/>
          <table:table-cell table:style-name="ce7" office:value-type="string">
            <text:p/>
          </table:table-cell>
          <table:table-cell table:style-name="ce7" office:value-type="string">
            <text:p/>
          </table:table-cell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7" office:value-type="string">
            <text:p/>
          </table:table-cell>
          <table:table-cell table:style-name="ce1" office:value-type="string" table:number-columns-spanned="1" table:number-rows-spanned="2">
            <text:p><text:a xlink:href="https://monopoly.fandom.com/wiki/King%27s_Cross_Station">King's Cross Station</text:a> (£200)</text:p>
          </table:table-cell>
          <table:table-cell table:style-name="ce1" office:value-type="string" table:number-columns-spanned="1" table:number-rows-spanned="2">
            <text:p><text:a xlink:href="https://monopoly.fandom.com/wiki/Income_Tax">Income Tax</text:a></text:p>
            <text:p>(Pay £200)</text:p>
          </table:table-cell>
          <table:table-cell table:style-name="ce9" office:value-type="string">
            <text:p/>
          </table:table-cell>
          <table:table-cell table:style-name="ce1" office:value-type="string" table:number-columns-spanned="1" table:number-rows-spanned="2">
            <text:p><text:a xlink:href="https://monopoly.fandom.com/wiki/Community_Chest">Community Chest</text:a></text:p>
          </table:table-cell>
          <table:table-cell table:style-name="ce9"/>
          <table:table-cell table:style-name="ce1" office:value-type="string" table:number-columns-spanned="2" table:number-rows-spanned="2">
            <text:p>← GO</text:p>
            <text:p>Collect £200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style-name="ce1" office:value-type="string">
            <text:p><text:a xlink:href="https://monopoly.fandom.com/wiki/Pentonville_Road">Pentonville Road</text:a> (£120)</text:p>
          </table:table-cell>
          <table:table-cell table:style-name="ce1" office:value-type="string">
            <text:p><text:a xlink:href="https://monopoly.fandom.com/wiki/Euston_Road">Euston Road</text:a> (£100)</text:p>
          </table:table-cell>
          <table:covered-table-cell/>
          <table:table-cell table:style-name="ce1" office:value-type="string">
            <text:p><text:a xlink:href="https://monopoly.fandom.com/wiki/The_Angel_Islington">The Angel Islington</text:a> (£100)</text:p>
          </table:table-cell>
          <table:covered-table-cell table:number-columns-repeated="2"/>
          <table:table-cell table:style-name="ce1" office:value-type="string">
            <text:p><text:a xlink:href="https://monopoly.fandom.com/wiki/Whitechapel_Road">Whitechapel Road</text:a> (£60)</text:p>
          </table:table-cell>
          <table:covered-table-cell/>
          <table:table-cell table:style-name="ce1" office:value-type="string">
            <text:p><text:a xlink:href="https://monopoly.fandom.com/wiki/Old_Kent_Road">Old Kent Road</text:a> (£60)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style-name="ce1" office:value-type="string">
            <text:p>For a list of some of the localized versions, including the UK "Here &amp; Now" edition, and the names of their properties.</text:p>
          </table:table-cell>
          <table:table-cell table:number-columns-repeated="16"/>
        </table:table-row>
        <table:table-row table:style-name="ro4">
          <table:table-cell table:style-name="ce2" office:value-type="string">
            <text:p>Recent variations</text:p>
          </table:table-cell>
          <table:table-cell table:number-columns-repeated="16"/>
        </table:table-row>
        <table:table-row table:style-name="ro2">
          <table:table-cell table:number-columns-repeated="5"/>
          <table:table-cell office:value-type="string">
            <text:p>railroads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GO (£200)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Comunity Chest</text:p>
          </table:table-cell>
          <table:table-cell table:number-columns-repeated="10"/>
        </table:table-row>
        <table:table-row table:style-name="ro5">
          <table:table-cell table:number-columns-repeated="5"/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style-name="ce1" office:value-type="string">
            <text:p>Income Tax (Pay £200)</text:p>
          </table:table-cell>
          <table:table-cell table:number-columns-repeated="2"/>
          <table:table-cell office:value-type="float" office:value="-200">
            <text:p>-2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owns\Purples and Light Blues- £\$2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nks and Oranges- £\$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/>
          <table:table-cell office:value-type="string">
            <text:p>Reds and Yellows- £\$7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eens and Dark Blues £\$10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Jail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table:number-columns-repeated="4"/>
          <table:table-cell office:value-type="string">
            <text:p>4 or 10 times dice roll</text:p>
          </table:table-cell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number-columns-repeated="5"/>
          <table:table-cell office:value-type="float" office:value="20">
            <text:p>20</text:p>
          </table:table-cell>
          <table:table-cell office:value-type="string">
            <text:p>Fee Parking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table:number-columns-repeated="5"/>
          <table:table-cell office:value-type="float" office:value="22">
            <text:p>22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table:number-columns-repeated="5"/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table:number-columns-repeated="5"/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table:number-columns-repeated="5"/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table:number-columns-repeated="4"/>
          <table:table-cell office:value-type="string">
            <text:p>4 or 10 times dice roll</text:p>
          </table:table-cell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table:number-columns-repeated="5"/>
          <table:table-cell office:value-type="float" office:value="30">
            <text:p>30</text:p>
          </table:table-cell>
          <table:table-cell office:value-type="string">
            <text:p>Go to Jail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2">
          <table:table-cell table:number-columns-repeated="5"/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2">
          <table:table-cell table:number-columns-repeated="5"/>
          <table:table-cell office:value-type="float" office:value="33">
            <text:p>33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table:number-columns-repeated="5"/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6">
            <text:p>36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table:number-columns-repeated="5"/>
          <table:table-cell office:value-type="float" office:value="38">
            <text:p>38</text:p>
          </table:table-cell>
          <table:table-cell office:value-type="string">
            <text:p>Super Tax (Pay £100)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18/04/2020</text:date>, <text:time>23:51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zczypta</meta:initial-creator>
    <meta:creation-date>2020-04-18T22:57:12.66</meta:creation-date>
    <dc:date>2020-04-18T23:51:41.28</dc:date>
    <dc:creator>Artur Szczypta</dc:creator>
    <meta:editing-duration>PT39M18S</meta:editing-duration>
    <meta:editing-cycles>2</meta:editing-cycles>
    <meta:generator>OpenOffice/4.1.6$Win32 OpenOffice.org_project/416m1$Build-9790</meta:generator>
    <meta:document-statistic meta:table-count="3" meta:cell-count="333" meta:object-count="0"/>
  </office:meta>
</office:document-meta>
</file>